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7111" officeooo:paragraph-rsid="000a7111"/>
    </style:style>
    <style:style style:name="P2" style:family="paragraph" style:parent-style-name="Standard">
      <style:text-properties officeooo:rsid="000c5521" officeooo:paragraph-rsid="000c55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ÇÃO FUNCIONAL </text:p>
      <text:p text:style-name="P1"/>
      <text:p text:style-name="P2">1 <text:s/>- RELATORIO DO GILTOR 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14:33:24.394753492</meta:creation-date>
    <dc:date>2019-06-27T14:53:40.803428561</dc:date>
    <meta:editing-duration>PT1M1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8" meta:character-count="49" meta:non-whitespace-character-count="41"/>
  </office:meta>
</office:document-meta>
</file>